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00e0d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00e0d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00e0d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00e0d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00e0d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00e0d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00e0d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00e0d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00e0d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00e0d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00e0d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00e0d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00e0d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00e0d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00e0d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00e0d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00e0d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Luis Jesus Rodriguez Sierra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2/6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1648422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is Orlando Rodriguez Fari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086043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5.086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7" meta:character-count="1169" meta:non-whitespace-character-count="1001"/>
    <meta:template xlink:type="simple" xlink:actuate="onRequest" xlink:title="Normal" xlink:href=""/>
  </office:meta>
</office:document-meta>
</file>